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 style:list-style-name="L1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dash" draw:stroke-dash="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9" style:family="paragraph">
      <style:paragraph-properties fo:margin-left="0cm" fo:margin-right="3.731cm" fo:text-align="center" fo:text-indent="0cm"/>
    </style:style>
    <style:style style:name="P10" style:family="paragraph">
      <style:paragraph-properties fo:margin-left="0cm" fo:margin-right="3.254cm" fo:text-align="center" fo:text-indent="0cm"/>
    </style:style>
    <style:style style:name="P11" style:family="paragraph">
      <style:paragraph-properties fo:margin-left="0cm" fo:margin-right="3.731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12" style:family="paragraph">
      <style:paragraph-properties fo:margin-left="2.223cm" fo:margin-right="0cm" fo:text-align="center" fo:text-indent="0cm"/>
    </style:style>
    <style:style style:name="P13" style:family="paragraph">
      <style:paragraph-properties fo:margin-left="2.223cm" fo:margin-right="0cm" fo:text-align="center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6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2.22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8cm" svg:y="2cm">
          <text:p text:style-name="P2"/>
        </draw:rect>
        <draw:frame draw:style-name="gr2" draw:text-style-name="P3" draw:layer="layout" svg:width="7.5cm" svg:height="1.25cm" svg:x="-3.5cm" svg:y="1.5cm">
          <draw:text-box>
            <text:p text:style-name="P2"><text:span text:style-name="T1">Initierung einer Sitzung</text:span></text:p>
          </draw:text-box>
        </draw:frame>
        <draw:rect draw:style-name="gr1" draw:text-style-name="P1" draw:layer="layout" svg:width="19.5cm" svg:height="14.5cm" svg:x="11.5cm" svg:y="2cm">
          <text:p text:style-name="P2"/>
        </draw:rect>
        <draw:frame draw:style-name="gr2" draw:text-style-name="P3" draw:layer="layout" svg:width="7.5cm" svg:height="1.25cm" svg:x="16cm" svg:y="1.5cm">
          <draw:text-box>
            <text:p text:style-name="P2"><text:span text:style-name="T1">Während der Sitzung</text:span></text:p>
          </draw:text-box>
        </draw:frame>
        <draw:circle draw:style-name="gr3" draw:text-style-name="P1" draw:layer="layout" svg:width="10.5cm" svg:height="10.5cm" svg:x="-3.2cm" svg:y="4.221cm">
          <text:p text:style-name="P2"/>
        </draw:circle>
        <draw:circle draw:style-name="gr4" draw:text-style-name="P4" draw:id="id2" draw:layer="layout" svg:width="1.5cm" svg:height="1.5cm" svg:x="0.8cm" svg:y="3.721cm">
          <text:p text:style-name="P2"/>
        </draw:circle>
        <draw:circle draw:style-name="gr5" draw:text-style-name="P4" draw:layer="layout" svg:width="1.5cm" svg:height="1.5cm" svg:x="-2.5cm" svg:y="12.221cm">
          <text:p text:style-name="P5"><text:span text:style-name="T2">Peer ID</text:span></text:p>
          <text:p text:style-name="P5"><text:span text:style-name="T2">520</text:span></text:p>
        </draw:circle>
        <draw:circle draw:style-name="gr4" draw:text-style-name="P4" draw:layer="layout" svg:width="1.5cm" svg:height="1.5cm" svg:x="6.3cm" svg:y="10.321cm">
          <text:p text:style-name="P2"/>
        </draw:circle>
        <draw:circle draw:style-name="gr6" draw:text-style-name="P6" draw:id="id1" draw:layer="layout" svg:width="1.5cm" svg:height="1.5cm" svg:x="2.3cm" svg:y="13.721cm">
          <text:p text:style-name="P5"><text:span text:style-name="T3">Peer ID: </text:span><text:span text:style-name="T3"><text:line-break/></text:span><text:span text:style-name="T3">503</text:span></text:p>
        </draw:circle>
        <draw:frame draw:style-name="gr7" draw:text-style-name="P7" draw:layer="layout" svg:width="2cm" svg:height="0.721cm" svg:x="-2.7cm" svg:y="13.721cm">
          <draw:text-box>
            <text:p text:style-name="P2"><text:span text:style-name="T2">Knoten C</text:span></text:p>
          </draw:text-box>
        </draw:frame>
        <draw:frame draw:style-name="gr8" draw:text-style-name="P7" draw:layer="layout" svg:width="2cm" svg:height="1cm" svg:x="7.7cm" svg:y="10.721cm">
          <draw:text-box>
            <text:p text:style-name="P2"><text:span text:style-name="T2">Knoten B</text:span></text:p>
          </draw:text-box>
        </draw:frame>
        <draw:frame draw:style-name="gr7" draw:text-style-name="P7" draw:layer="layout" svg:width="2cm" svg:height="0.721cm" svg:x="0.7cm" svg:y="3cm">
          <draw:text-box>
            <text:p text:style-name="P2"><text:span text:style-name="T2">Knoten A</text:span></text:p>
          </draw:text-box>
        </draw:frame>
        <draw:custom-shape draw:style-name="gr9" draw:text-style-name="P8" draw:layer="layout" svg:width="1cm" svg:height="1cm" svg:x="6.528cm" svg:y="10.552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7" draw:layer="layout" svg:width="3.5cm" svg:height="0.721cm" svg:x="1.7cm" svg:y="15.279cm">
          <draw:text-box>
            <text:p text:style-name="P2"><text:span text:style-name="T2">Bobs Knoten</text:span></text:p>
          </draw:text-box>
        </draw:frame>
        <draw:circle draw:style-name="gr4" draw:text-style-name="P4" draw:id="id3" draw:layer="layout" svg:width="1.5cm" svg:height="1.5cm" svg:x="-3.5cm" svg:y="6.321cm">
          <text:p text:style-name="P2"/>
        </draw:circle>
        <draw:frame draw:style-name="gr8" draw:text-style-name="P7" draw:layer="layout" svg:width="3cm" svg:height="1cm" svg:x="-6.5cm" svg:y="6.5cm">
          <draw:text-box>
            <text:p text:style-name="P2"><text:span text:style-name="T2">Alices Knoten</text:span></text:p>
          </draw:text-box>
        </draw:frame>
        <draw:frame draw:style-name="gr7" draw:text-style-name="P7" draw:layer="layout" svg:width="5cm" svg:height="1.661cm" svg:x="-6.5cm" svg:y="14.339cm">
          <draw:text-box>
            <text:p text:style-name="P2"><text:span text:style-name="T2">Bobs Resource ID: 234</text:span></text:p>
            <text:p text:style-name="P2"><text:span text:style-name="T2"/></text:p>
            <text:p text:style-name="P2"><text:span text:style-name="T2">Alice Resource ID: 011</text:span></text:p>
          </draw:text-box>
        </draw:frame>
        <draw:custom-shape draw:style-name="gr9" draw:text-style-name="P8" draw:layer="layout" svg:width="0.5cm" svg:height="0.5cm" svg:x="-7cm" svg:y="14.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draw:layer="layout" svg:width="0.5cm" svg:height="0.5cm" svg:x="-7cm" svg:y="15.4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draw:layer="layout" svg:width="1cm" svg:height="1cm" svg:x="1.048cm" svg:y="3.964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8" draw:layer="layout" draw:type="curve" svg:x1="2.3cm" svg:y1="14.471cm" svg:x2="0.8cm" svg:y2="4.471cm" draw:start-shape="id1" draw:start-glue-point="3" draw:end-shape="id2" draw:end-glue-point="3">
          <text:p text:style-name="P5"><text:span text:style-name="T4">(1) </text:span><text:span text:style-name="T5">INVITE <text:s text:c="2"/></text:span></text:p>
          <text:p text:style-name="P5"><text:span text:style-name="T5">Bob <text:s text:c="2"/></text:span></text:p>
        </draw:connector>
        <draw:connector draw:style-name="gr11" draw:text-style-name="P8" draw:layer="layout" draw:type="curve" draw:line-skew="0.288cm" svg:x1="2.3cm" svg:y1="4.471cm" svg:x2="3.8cm" svg:y2="14.471cm" draw:start-shape="id2" draw:start-glue-point="1" draw:end-shape="id1" draw:end-glue-point="1">
          <text:p text:style-name="P5"><text:span text:style-name="T4">(2) </text:span><text:span text:style-name="T5">302</text:span></text:p>
          <text:p text:style-name="P5"><text:span text:style-name="T5">Kontakt: </text:span></text:p>
          <text:p text:style-name="P5"><text:span text:style-name="T5">Bob's Knoten </text:span></text:p>
        </draw:connector>
        <draw:connector draw:style-name="gr12" draw:text-style-name="P11" draw:layer="layout" draw:type="curve" draw:line-skew="-1.65cm" svg:x1="2.3cm" svg:y1="14.471cm" svg:x2="-2cm" svg:y2="7.071cm" draw:start-shape="id1" draw:start-glue-point="3" draw:end-shape="id3">
          <text:p text:style-name="P9"><text:span text:style-name="T4">(3)</text:span><text:span text:style-name="T5"> INVITE</text:span></text:p>
          <text:p text:style-name="P10"><text:span text:style-name="T5">Bob</text:span></text:p>
        </draw:connector>
        <draw:connector draw:style-name="gr11" draw:text-style-name="P8" draw:layer="layout" draw:type="curve" draw:line-skew="-0.575cm" svg:x1="-2cm" svg:y1="7.071cm" svg:x2="2.3cm" svg:y2="14.471cm" draw:start-shape="id3" draw:start-glue-point="1" draw:end-shape="id1">
          <text:p text:style-name="P5"><text:span text:style-name="T4">(4)</text:span><text:span text:style-name="T5"> 200 OK</text:span></text:p>
        </draw:connector>
        <draw:circle draw:style-name="gr3" draw:text-style-name="P1" draw:layer="layout" svg:width="10.5cm" svg:height="10.5cm" svg:x="17cm" svg:y="4.221cm">
          <text:p text:style-name="P2"/>
        </draw:circle>
        <draw:circle draw:style-name="gr4" draw:text-style-name="P4" draw:layer="layout" svg:width="1.5cm" svg:height="1.5cm" svg:x="21cm" svg:y="3.721cm">
          <text:p text:style-name="P2"/>
        </draw:circle>
        <draw:circle draw:style-name="gr5" draw:text-style-name="P4" draw:layer="layout" svg:width="1.5cm" svg:height="1.5cm" svg:x="17.7cm" svg:y="12.221cm">
          <text:p text:style-name="P5"><text:span text:style-name="T2">Peer ID</text:span></text:p>
          <text:p text:style-name="P5"><text:span text:style-name="T2">520</text:span></text:p>
        </draw:circle>
        <draw:circle draw:style-name="gr4" draw:text-style-name="P4" draw:layer="layout" svg:width="1.5cm" svg:height="1.5cm" svg:x="26.5cm" svg:y="10.321cm">
          <text:p text:style-name="P2"/>
        </draw:circle>
        <draw:circle draw:style-name="gr6" draw:text-style-name="P6" draw:id="id5" draw:layer="layout" svg:width="1.5cm" svg:height="1.5cm" svg:x="22.5cm" svg:y="13.721cm">
          <text:p text:style-name="P5"><text:span text:style-name="T3">Peer ID: </text:span><text:span text:style-name="T3"><text:line-break/></text:span><text:span text:style-name="T3">503</text:span></text:p>
        </draw:circle>
        <draw:frame draw:style-name="gr7" draw:text-style-name="P7" draw:layer="layout" svg:width="2cm" svg:height="0.721cm" svg:x="17.5cm" svg:y="13.721cm">
          <draw:text-box>
            <text:p text:style-name="P2"><text:span text:style-name="T2">Knoten C</text:span></text:p>
          </draw:text-box>
        </draw:frame>
        <draw:frame draw:style-name="gr8" draw:text-style-name="P7" draw:layer="layout" svg:width="2cm" svg:height="1cm" svg:x="27.9cm" svg:y="10.721cm">
          <draw:text-box>
            <text:p text:style-name="P2"><text:span text:style-name="T2">Knoten B</text:span></text:p>
          </draw:text-box>
        </draw:frame>
        <draw:frame draw:style-name="gr7" draw:text-style-name="P7" draw:layer="layout" svg:width="2cm" svg:height="0.721cm" svg:x="20.9cm" svg:y="3cm">
          <draw:text-box>
            <text:p text:style-name="P2"><text:span text:style-name="T2">Knoten A</text:span></text:p>
          </draw:text-box>
        </draw:frame>
        <draw:custom-shape draw:style-name="gr9" draw:text-style-name="P8" draw:layer="layout" svg:width="1cm" svg:height="1cm" svg:x="26.728cm" svg:y="10.552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7" draw:layer="layout" svg:width="3.5cm" svg:height="0.721cm" svg:x="21.9cm" svg:y="15.279cm">
          <draw:text-box>
            <text:p text:style-name="P2"><text:span text:style-name="T2">Bobs Knoten</text:span></text:p>
          </draw:text-box>
        </draw:frame>
        <draw:circle draw:style-name="gr4" draw:text-style-name="P4" draw:id="id4" draw:layer="layout" svg:width="1.5cm" svg:height="1.5cm" svg:x="16.7cm" svg:y="6.321cm">
          <text:p text:style-name="P2"/>
        </draw:circle>
        <draw:frame draw:style-name="gr8" draw:text-style-name="P7" draw:layer="layout" svg:width="3.2cm" svg:height="1cm" svg:x="13.5cm" svg:y="6.5cm">
          <draw:text-box>
            <text:p text:style-name="P2"><text:span text:style-name="T2">Alices Knoten</text:span></text:p>
          </draw:text-box>
        </draw:frame>
        <draw:custom-shape draw:style-name="gr10" draw:text-style-name="P8" draw:layer="layout" svg:width="1cm" svg:height="1cm" svg:x="21.248cm" svg:y="3.964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type="curve" svg:x1="18.2cm" svg:y1="7.071cm" svg:x2="23.25cm" svg:y2="13.721cm" draw:start-shape="id4" draw:start-glue-point="1" draw:end-shape="id5" draw:end-glue-point="0">
          <text:p text:style-name="P12"><text:span text:style-name="T6">Medienfluss </text:span></text:p>
          <text:p text:style-name="P12"><text:span text:style-name="T6">und weitere Signalisierung</text:span></text:p>
          <text:p text:style-name="P12"><text:span text:style-name="T6">fließen direkt zwischen den UA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8T15:37:09</meta:creation-date>
    <dc:creator>Thomas Plotkowiak</dc:creator>
    <dc:date>2008-05-28T23:31:09</dc:date>
    <meta:editing-cycles>4</meta:editing-cycles>
    <meta:editing-duration>PT16M40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